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298cm" fo:margin-left="0cm" table:align="left"/>
    </style:style>
    <style:style style:name="Таблица1.A" style:family="table-column">
      <style:table-column-properties style:column-width="2.903cm"/>
    </style:style>
    <style:style style:name="Таблица1.B" style:family="table-column">
      <style:table-column-properties style:column-width="1.9cm"/>
    </style:style>
    <style:style style:name="Таблица1.C" style:family="table-column">
      <style:table-column-properties style:column-width="2.298cm"/>
    </style:style>
    <style:style style:name="Таблица1.D" style:family="table-column">
      <style:table-column-properties style:column-width="2.799cm"/>
    </style:style>
    <style:style style:name="Таблица1.E" style:family="table-column">
      <style:table-column-properties style:column-width="2.695cm"/>
    </style:style>
    <style:style style:name="Таблица1.F" style:family="table-column">
      <style:table-column-properties style:column-width="2.402cm"/>
    </style:style>
    <style:style style:name="Таблица1.G" style:family="table-column">
      <style:table-column-properties style:column-width="2.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13" style:family="table-row">
      <style:table-row-properties style:min-row-height="0.684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cm" style:rel-column-width="385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Q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J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416cm" style:rel-column-width="5461*"/>
    </style:style>
    <style:style style:name="Таблица3.L" style:family="table-column">
      <style:table-column-properties style:column-width="1.418cm" style:rel-column-width="5464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L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fo:font-style="italic" officeooo:rsid="000bf56f" officeooo:paragraph-rsid="000bf56f" style:font-size-asian="10pt" style:font-style-asian="italic" style:font-size-complex="10pt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fo:font-size="10pt" fo:font-style="italic" officeooo:rsid="000bf56f" officeooo:paragraph-rsid="000ce816" style:font-size-asian="10pt" style:font-style-asian="italic" style:font-size-complex="10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officeooo:rsid="000ce816" officeooo:paragraph-rsid="000ce816" style:font-size-asian="10pt" style:font-style-asian="italic" style:font-size-complex="10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italic" officeooo:rsid="000ea31d" officeooo:paragraph-rsid="000ea31d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start" style:justify-single-word="false"/>
      <style:text-properties fo:font-size="10pt" officeooo:rsid="000ce816" officeooo:paragraph-rsid="000ce816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font-size="10pt" officeooo:rsid="000ce816" officeooo:paragraph-rsid="000ea31d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0ce816" officeooo:paragraph-rsid="001150f4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officeooo:paragraph-rsid="000ce816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font-size="10pt" officeooo:rsid="000ea31d" officeooo:paragraph-rsid="000ea31d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officeooo:rsid="000ea31d" officeooo:paragraph-rsid="001056c1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officeooo:rsid="001056c1" officeooo:paragraph-rsid="001056c1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font-size="10pt" officeooo:rsid="001150f4" officeooo:paragraph-rsid="001150f4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font-size="10pt" officeooo:rsid="0011c343" officeooo:paragraph-rsid="0011c343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11c343" officeooo:paragraph-rsid="0011c343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146df7" officeooo:paragraph-rsid="00146df7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0146df7" officeooo:paragraph-rsid="00146df7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fo:language="en" fo:country="US" officeooo:rsid="000ce816" officeooo:paragraph-rsid="000ce816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fo:language="en" fo:country="US" officeooo:rsid="000ce816" officeooo:paragraph-rsid="000ea31d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fo:language="en" fo:country="US" officeooo:rsid="000ce816" officeooo:paragraph-rsid="001056c1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en" fo:country="US" officeooo:rsid="000ce816" officeooo:paragraph-rsid="001150f4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officeooo:rsid="000bf56f" officeooo:paragraph-rsid="000bf56f"/>
    </style:style>
    <style:style style:name="P23" style:family="paragraph" style:parent-style-name="Standard">
      <style:paragraph-properties fo:text-align="start" style:justify-single-word="false"/>
      <style:text-properties officeooo:rsid="000bf56f" officeooo:paragraph-rsid="000bf56f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0bf56f" officeooo:paragraph-rsid="000bf56f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italic" fo:font-weight="bold" officeooo:rsid="000bf56f" officeooo:paragraph-rsid="000bf56f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tyle="italic" fo:font-weight="bold" officeooo:rsid="001379af" officeooo:paragraph-rsid="001379af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tyle="italic" fo:font-weight="normal" officeooo:rsid="000bf56f" officeooo:paragraph-rsid="000bf56f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italic" fo:font-weight="normal" officeooo:rsid="000bf56f" officeooo:paragraph-rsid="001150f4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italic" fo:font-weight="normal" officeooo:rsid="000ce816" officeooo:paragraph-rsid="000ce816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italic" fo:font-weight="normal" officeooo:rsid="000ce816" officeooo:paragraph-rsid="001056c1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italic" fo:font-weight="normal" officeooo:rsid="000ce816" officeooo:paragraph-rsid="0011c343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0pt" fo:font-style="italic" fo:font-weight="normal" officeooo:rsid="000bf56f" officeooo:paragraph-rsid="000bf56f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0pt" fo:font-style="italic" fo:font-weight="normal" officeooo:rsid="000bf56f" officeooo:paragraph-rsid="000ce816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fo:font-weight="normal" officeooo:rsid="000bf56f" officeooo:paragraph-rsid="001150f4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normal" fo:font-weight="normal" officeooo:rsid="000ce816" officeooo:paragraph-rsid="000ce816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normal" fo:font-weight="normal" officeooo:rsid="000ce816" officeooo:paragraph-rsid="001150f4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normal" fo:font-weight="normal" officeooo:rsid="000ea31d" officeooo:paragraph-rsid="001056c1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officeooo:rsid="001379af" officeooo:paragraph-rsid="001379af"/>
    </style:style>
    <style:style style:name="P39" style:family="paragraph" style:parent-style-name="Standard">
      <style:paragraph-properties fo:text-align="start" style:justify-single-word="false"/>
      <style:text-properties officeooo:rsid="001379af" officeooo:paragraph-rsid="00146df7"/>
    </style:style>
    <style:style style:name="P40" style:family="paragraph" style:parent-style-name="Standard">
      <style:paragraph-properties fo:text-align="start" style:justify-single-word="false"/>
      <style:text-properties officeooo:rsid="001661c1" officeooo:paragraph-rsid="001661c1"/>
    </style:style>
    <style:style style:name="P41" style:family="paragraph" style:parent-style-name="Standard">
      <style:paragraph-properties fo:text-align="start" style:justify-single-word="false"/>
      <style:text-properties fo:color="#7f0055" style:font-name="Monospace" fo:font-size="9pt" fo:font-weight="bold" officeooo:rsid="001379af" officeooo:paragraph-rsid="00146df7" style:font-size-asian="9pt" style:font-weight-asian="bold"/>
    </style:style>
    <style:style style:name="P42" style:family="paragraph" style:parent-style-name="Standard">
      <style:paragraph-properties fo:text-align="start" style:justify-single-word="false"/>
      <style:text-properties fo:color="#000000" style:font-name="Monospace" fo:font-size="9pt" officeooo:rsid="001379af" officeooo:paragraph-rsid="00146df7" style:font-size-asian="9pt"/>
    </style:style>
    <style:style style:name="P43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0ce816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ce816"/>
    </style:style>
    <style:style style:name="T4" style:family="text">
      <style:text-properties fo:language="en" fo:country="US" officeooo:rsid="0011c343"/>
    </style:style>
    <style:style style:name="T5" style:family="text">
      <style:text-properties officeooo:rsid="000ea31d"/>
    </style:style>
    <style:style style:name="T6" style:family="text">
      <style:text-properties officeooo:rsid="001056c1"/>
    </style:style>
    <style:style style:name="T7" style:family="text">
      <style:text-properties fo:font-style="normal" officeooo:rsid="000ea31d" style:font-style-asian="normal" style:font-style-complex="normal"/>
    </style:style>
    <style:style style:name="T8" style:family="text">
      <style:text-properties officeooo:rsid="001150f4"/>
    </style:style>
    <style:style style:name="T9" style:family="text">
      <style:text-properties officeooo:rsid="0011c343"/>
    </style:style>
    <style:style style:name="T10" style:family="text">
      <style:text-properties fo:color="#000000" style:font-name="Liberation Sans" fo:font-size="9pt" fo:background-color="#e8f2fe" loext:char-shading-value="0" style:font-size-asian="9pt"/>
    </style:style>
    <style:style style:name="T11" style:family="text">
      <style:text-properties officeooo:rsid="001661c1"/>
    </style:style>
    <style:style style:name="T12" style:family="text">
      <style:text-properties officeooo:rsid="001880c9"/>
    </style:style>
    <style:style style:name="T13" style:family="text">
      <style:text-properties officeooo:rsid="00191b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3" text:outline-level="3">Данные в системе, их представление и формат.</text:h>
      <text:p text:style-name="P22"/>
      <text:p text:style-name="P24">Данные (параметры), принимаемые, передаваемые и транслируемые в Трансляторе S207.</text:p>
      <text:p text:style-name="P24"/>
      <text:p text:style-name="P25">Формат MQTT-сообщения принимаемого/передаваемого в/от S207.</text:p>
      <text:p text:style-name="P25"/>
      <text:p text:style-name="P34"><text:span text:style-name="T1">Принимаемый в S207 то</text:span>пик:</text:p>
      <text:p text:style-name="P27"><text:tab/>&lt;S207_ID&gt;<text:span text:style-name="T5">T</text:span>/&lt;<text:span text:style-name="T2">Control</text:span><text:span text:style-name="T3">l</text:span><text:span text:style-name="T2">er</text:span> _ID&gt; </text:p>
      <text:p text:style-name="P27"><text:tab/><text:span text:style-name="T7">Например:</text:span><text:span text:style-name="T5"> 1234ABCDT/1A2B3</text:span></text:p>
      <text:p text:style-name="P35">Принимаемое в S207 сообщение:</text:p>
      <text:p text:style-name="P29"/>
      <text:p text:style-name="P29"><text:tab/>&lt;Параметр<text:span text:style-name="T2">1</text:span>&gt;,&lt;Параметр2&gt;:&lt;<text:span text:style-name="T5">Значение&gt;[;&lt;Параметр1&gt; … ]</text:span></text:p>
      <text:p text:style-name="P37"/>
      <text:p text:style-name="P30"><text:span text:style-name="T7"><text:tab/>Например:</text:span><text:span text:style-name="T5"> <text:tab/>Temp,Cold:17;Valve.Hot:78;Time:1470419778</text:span></text:p>
      <text:p text:style-name="P30"><text:tab/><text:span text:style-name="T7">Длина сообщения не должна превышать 128 символов.</text:span></text:p>
      <text:p text:style-name="P35"/>
      <text:p text:style-name="P34"><text:span text:style-name="T1">Передаваемый в S207 то</text:span>пик:</text:p>
      <text:p text:style-name="P28"><text:tab/>&lt;S207_ID&gt;<text:span text:style-name="T8">F</text:span>/&lt;<text:span text:style-name="T2">Control</text:span><text:span text:style-name="T3">l</text:span><text:span text:style-name="T2">er</text:span> _ID&gt; </text:p>
      <text:p text:style-name="P28"><text:tab/><text:span text:style-name="T7">Например:</text:span><text:span text:style-name="T5"> 1234ABCDT/1A2B3</text:span></text:p>
      <text:p text:style-name="P36">Передаваемое от S207 сообщение:</text:p>
      <text:p text:style-name="P29"><text:tab/></text:p>
      <text:p text:style-name="P30"><text:tab/><text:span text:style-name="T6">Time:дд.мм.гггг чч:мм:сс;[</text:span>&lt;Параметр<text:span text:style-name="T6">1</text:span>&gt;&lt;Параметр2&gt;:&lt;<text:span text:style-name="T5">Значение&gt;]</text:span></text:p>
      <text:p text:style-name="P31"><text:span text:style-name="T7"><text:tab/>Например:</text:span><text:span text:style-name="T5"> <text:tab/>Time:07.08.2016 12:45:56; Temp,Cold:17</text:span></text:p>
      <text:p text:style-name="P31"><text:tab/><text:tab/><text:tab/><text:span text:style-name="T5">Time:07.08.2016 12:45:56</text:span></text:p>
      <text:p text:style-name="P23">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1">Параметр</text:p>
          </table:table-cell>
          <table:table-cell table:style-name="Таблица1.A1" office:value-type="string">
            <text:p text:style-name="P4">Обозначение</text:p>
          </table:table-cell>
          <table:table-cell table:style-name="Таблица1.A1" office:value-type="string">
            <text:p text:style-name="P1">Поле MQTT топика или сообщения</text:p>
          </table:table-cell>
          <table:table-cell table:style-name="Таблица1.A1" office:value-type="string">
            <text:p text:style-name="P2">Тип <text:span text:style-name="T1">представляемых</text:span> данных </text:p>
          </table:table-cell>
          <table:table-cell table:style-name="Таблица1.A1" office:value-type="string">
            <text:p text:style-name="P1">Диапазон значений</text:p>
          </table:table-cell>
          <table:table-cell table:style-name="Таблица1.A1" office:value-type="string">
            <text:p text:style-name="P3">Направление в S207 (<text:span text:style-name="T2">In</text:span>) / от S207 (<text:span text:style-name="T2">Out</text:span>)</text:p>
          </table:table-cell>
          <table:table-cell table:style-name="Таблица1.G1" office:value-type="string">
            <text:p text:style-name="P2">Примечание</text:p>
          </table:table-cell>
        </table:table-row>
        <table:table-row>
          <table:table-cell table:style-name="Таблица1.A2" office:value-type="string">
            <text:p text:style-name="P32">Идентификатор Транслятора</text:p>
          </table:table-cell>
          <table:table-cell table:style-name="Таблица1.A2" office:value-type="string">
            <text:p text:style-name="P32"/>
          </table:table-cell>
          <table:table-cell table:style-name="Таблица1.A2" office:value-type="string">
            <text:p text:style-name="P32">S207_ID</text:p>
          </table:table-cell>
          <table:table-cell table:style-name="Таблица1.A2" office:value-type="string">
            <text:p text:style-name="P5">UINT32</text:p>
          </table:table-cell>
          <table:table-cell table:style-name="Таблица1.A2" office:value-type="string">
            <text:p text:style-name="P5">0x00000000 - 0xFFFFFFFF</text:p>
          </table:table-cell>
          <table:table-cell table:style-name="Таблица1.A2" office:value-type="string">
            <text:p text:style-name="P18">In/Out</text:p>
          </table:table-cell>
          <table:table-cell table:style-name="Таблица1.G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9"><text:s/><text:span text:style-name="T1">Идентификатор Контроллера </text:span></text:p>
            <text:p text:style-name="P5">(S207, RTS, IV)</text:p>
          </table:table-cell>
          <table:table-cell table:style-name="Таблица1.A2" office:value-type="string">
            <text:p text:style-name="P9"/>
          </table:table-cell>
          <table:table-cell table:style-name="Таблица1.A2" office:value-type="string">
            <text:p text:style-name="P33"><text:span text:style-name="T2">Controller</text:span>_ID</text:p>
          </table:table-cell>
          <table:table-cell table:style-name="Таблица1.A2" office:value-type="string">
            <text:p text:style-name="P5">UINT32</text:p>
          </table:table-cell>
          <table:table-cell table:style-name="Таблица1.A2" office:value-type="string">
            <text:p text:style-name="P5">0x00000- 0xFFFFF</text:p>
          </table:table-cell>
          <table:table-cell table:style-name="Таблица1.A2" office:value-type="string">
            <text:p text:style-name="P18">In/Out</text:p>
          </table:table-cell>
          <table:table-cell table:style-name="Таблица1.G2" office:value-type="string">
            <text:p text:style-name="P5">0x00000 — Ид. S207</text:p>
          </table:table-cell>
        </table:table-row>
        <table:table-row>
          <table:table-cell table:style-name="Таблица1.A2" office:value-type="string">
            <text:p text:style-name="P10">Дата-Время</text:p>
          </table:table-cell>
          <table:table-cell table:style-name="Таблица1.A2" office:value-type="string">
            <text:p text:style-name="P10">Time</text:p>
          </table:table-cell>
          <table:table-cell table:style-name="Таблица1.A2" office:value-type="string">
            <text:p text:style-name="P12">Параметр1</text:p>
          </table:table-cell>
          <table:table-cell table:style-name="Таблица1.A2" office:value-type="string">
            <text:p text:style-name="P10">UNIXTime </text:p>
          </table:table-cell>
          <table:table-cell table:style-name="Таблица1.A2" office:value-type="string">
            <text:p text:style-name="P6">0x00000000 - 0xFFFFFFFF</text:p>
          </table:table-cell>
          <table:table-cell table:style-name="Таблица1.A2" office:value-type="string">
            <text:p text:style-name="P19">In/Out</text:p>
          </table:table-cell>
          <table:table-cell table:style-name="Таблица1.G2" office:value-type="string">
            <text:p text:style-name="P10">Параметр2 - отсутствует.</text:p>
          </table:table-cell>
        </table:table-row>
        <table:table-row>
          <table:table-cell table:style-name="Таблица1.A2" office:value-type="string">
            <text:p text:style-name="P10">Контур охлаждения</text:p>
          </table:table-cell>
          <table:table-cell table:style-name="Таблица1.A2" office:value-type="string">
            <text:p text:style-name="P11">Cold</text:p>
          </table:table-cell>
          <table:table-cell table:style-name="Таблица1.A2" office:value-type="string">
            <text:p text:style-name="P12">Параметр2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20">In/Out</text:p>
          </table:table-cell>
          <table:table-cell table:style-name="Таблица1.G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10">Контур <text:span text:style-name="T6">нагрева</text:span></text:p>
          </table:table-cell>
          <table:table-cell table:style-name="Таблица1.A2" office:value-type="string">
            <text:p text:style-name="P12">Hot</text:p>
          </table:table-cell>
          <table:table-cell table:style-name="Таблица1.A2" office:value-type="string">
            <text:p text:style-name="P12">Параметр2</text:p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20">In/Out</text:p>
          </table:table-cell>
          <table:table-cell table:style-name="Таблица1.G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13">Температура на входе</text:p>
          </table:table-cell>
          <table:table-cell table:style-name="Таблица1.A2" office:value-type="string">
            <text:p text:style-name="P13">Te<text:span text:style-name="T13">mp</text:span>In</text:p>
          </table:table-cell>
          <table:table-cell table:style-name="Таблица1.A2" office:value-type="string">
            <text:p text:style-name="P13">Параметр1</text:p>
          </table:table-cell>
          <table:table-cell table:style-name="Таблица1.A2" office:value-type="string">
            <text:p text:style-name="P13">INT16</text:p>
          </table:table-cell>
          <table:table-cell table:style-name="Таблица1.A2" office:value-type="string">
            <text:p text:style-name="P8">- <text:span text:style-name="T8">32636 - 32635</text:span></text:p>
          </table:table-cell>
          <table:table-cell table:style-name="Таблица1.A2" office:value-type="string">
            <text:p text:style-name="P7"><text:span text:style-name="T4">In/</text:span><text:span text:style-name="T2">Out</text:span></text:p>
          </table:table-cell>
          <table:table-cell table:style-name="Таблица1.G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13">Температура на в<text:span text:style-name="T9">ы</text:span>ходе</text:p>
          </table:table-cell>
          <table:table-cell table:style-name="Таблица1.A2" office:value-type="string">
            <text:p text:style-name="P13">Te<text:span text:style-name="T13">mp</text:span>Out</text:p>
          </table:table-cell>
          <table:table-cell table:style-name="Таблица1.A2" office:value-type="string">
            <text:p text:style-name="P13">Параметр1</text:p>
          </table:table-cell>
          <table:table-cell table:style-name="Таблица1.A2" office:value-type="string">
            <text:p text:style-name="P13">INT16</text:p>
          </table:table-cell>
          <table:table-cell table:style-name="Таблица1.A2" office:value-type="string">
            <text:p text:style-name="P8">- <text:span text:style-name="T8">32768 - 32767</text:span></text:p>
          </table:table-cell>
          <table:table-cell table:style-name="Таблица1.A2" office:value-type="string">
            <text:p text:style-name="P21">In/Out</text:p>
          </table:table-cell>
          <table:table-cell table:style-name="Таблица1.G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13">Вентиль</text:p>
          </table:table-cell>
          <table:table-cell table:style-name="Таблица1.A2" office:value-type="string">
            <text:p text:style-name="P13">Valve<text:span text:style-name="T9">Deg</text:span></text:p>
          </table:table-cell>
          <table:table-cell table:style-name="Таблица1.A2" office:value-type="string">
            <text:p text:style-name="P13">Параметр1</text:p>
          </table:table-cell>
          <table:table-cell table:style-name="Таблица1.A2" office:value-type="string">
            <text:p text:style-name="P13">UINT<text:span text:style-name="T12">32</text:span></text:p>
          </table:table-cell>
          <table:table-cell table:style-name="Таблица1.A2" office:value-type="string">
            <text:p text:style-name="P14">0 — <text:span text:style-name="T10">4294967295</text:span></text:p>
          </table:table-cell>
          <table:table-cell table:style-name="Таблица1.A2" office:value-type="string">
            <text:p text:style-name="P21">In/Out</text:p>
          </table:table-cell>
          <table:table-cell table:style-name="Таблица1.G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13">Расход в сек</text:p>
          </table:table-cell>
          <table:table-cell table:style-name="Таблица1.A2" office:value-type="string">
            <text:p text:style-name="P13">Flow</text:p>
          </table:table-cell>
          <table:table-cell table:style-name="Таблица1.A2" office:value-type="string">
            <text:p text:style-name="P13">Параметр1</text:p>
          </table:table-cell>
          <table:table-cell table:style-name="Таблица1.A2" office:value-type="string">
            <text:p text:style-name="P14">UINT<text:span text:style-name="T12">32</text:span></text:p>
          </table:table-cell>
          <table:table-cell table:style-name="Таблица1.A2" office:value-type="string">
            <text:p text:style-name="P14">0 — <text:span text:style-name="T10">4294967295</text:span></text:p>
          </table:table-cell>
          <table:table-cell table:style-name="Таблица1.A2" office:value-type="string">
            <text:p text:style-name="P15">Out</text:p>
          </table:table-cell>
          <table:table-cell table:style-name="Таблица1.G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14">Тепловая работа в сек</text:p>
          </table:table-cell>
          <table:table-cell table:style-name="Таблица1.A2" office:value-type="string">
            <text:p text:style-name="P14">PowerSec</text:p>
          </table:table-cell>
          <table:table-cell table:style-name="Таблица1.A2" office:value-type="string">
            <text:p text:style-name="P14">Параметр1</text:p>
          </table:table-cell>
          <table:table-cell table:style-name="Таблица1.A2" office:value-type="string">
            <text:p text:style-name="P14">UINT32</text:p>
          </table:table-cell>
          <table:table-cell table:style-name="Таблица1.A2" office:value-type="string">
            <text:p text:style-name="P14">0 — <text:span text:style-name="T10">4294967295</text:span></text:p>
          </table:table-cell>
          <table:table-cell table:style-name="Таблица1.A2" office:value-type="string">
            <text:p text:style-name="P15">Out</text:p>
          </table:table-cell>
          <table:table-cell table:style-name="Таблица1.G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14">Тепловая работа в день</text:p>
          </table:table-cell>
          <table:table-cell table:style-name="Таблица1.A2" office:value-type="string">
            <text:p text:style-name="P14">PowerDay</text:p>
          </table:table-cell>
          <table:table-cell table:style-name="Таблица1.A2" office:value-type="string">
            <text:p text:style-name="P14">Параметр1</text:p>
          </table:table-cell>
          <table:table-cell table:style-name="Таблица1.A2" office:value-type="string">
            <text:p text:style-name="P14">UINT32</text:p>
          </table:table-cell>
          <table:table-cell table:style-name="Таблица1.A2" office:value-type="string">
            <text:p text:style-name="P14">0 — <text:span text:style-name="T10">4294967295</text:span></text:p>
          </table:table-cell>
          <table:table-cell table:style-name="Таблица1.A2" office:value-type="string">
            <text:p text:style-name="P15">Out</text:p>
          </table:table-cell>
          <table:table-cell table:style-name="Таблица1.G2" office:value-type="string">
            <text:p text:style-name="P8"/>
          </table:table-cell>
        </table:table-row>
        <table:table-row table:style-name="Таблица1.13">
          <table:table-cell table:style-name="Таблица1.A2" office:value-type="string">
            <text:p text:style-name="P14">Тепловая работа в неделю</text:p>
          </table:table-cell>
          <table:table-cell table:style-name="Таблица1.A2" office:value-type="string">
            <text:p text:style-name="P14">PowerWeek</text:p>
          </table:table-cell>
          <table:table-cell table:style-name="Таблица1.A2" office:value-type="string">
            <text:p text:style-name="P14">Параметр1</text:p>
          </table:table-cell>
          <table:table-cell table:style-name="Таблица1.A2" office:value-type="string">
            <text:p text:style-name="P14">UINT32</text:p>
          </table:table-cell>
          <table:table-cell table:style-name="Таблица1.A2" office:value-type="string">
            <text:p text:style-name="P14">0 — <text:span text:style-name="T10">4294967295</text:span></text:p>
          </table:table-cell>
          <table:table-cell table:style-name="Таблица1.A2" office:value-type="string">
            <text:p text:style-name="P15">Out</text:p>
          </table:table-cell>
          <table:table-cell table:style-name="Таблица1.G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14">Тепловая работа в месяц</text:p>
          </table:table-cell>
          <table:table-cell table:style-name="Таблица1.A2" office:value-type="string">
            <text:p text:style-name="P14">PowerMon</text:p>
          </table:table-cell>
          <table:table-cell table:style-name="Таблица1.A2" office:value-type="string">
            <text:p text:style-name="P14">Параметр1</text:p>
          </table:table-cell>
          <table:table-cell table:style-name="Таблица1.A2" office:value-type="string">
            <text:p text:style-name="P14">UINT32</text:p>
          </table:table-cell>
          <table:table-cell table:style-name="Таблица1.A2" office:value-type="string">
            <text:p text:style-name="P14">0 — <text:span text:style-name="T10">4294967295</text:span></text:p>
          </table:table-cell>
          <table:table-cell table:style-name="Таблица1.A2" office:value-type="string">
            <text:p text:style-name="P15">Out</text:p>
          </table:table-cell>
          <table:table-cell table:style-name="Таблица1.G2" office:value-type="string">
            <text:p text:style-name="P8"/>
          </table:table-cell>
        </table:table-row>
      </table:table>
      <text:p text:style-name="P23"><text:soft-page-break/></text:p>
      <text:p text:style-name="P26">Представление данных в CAN — сообщении</text:p>
      <text:p text:style-name="P38"/>
      <text:p text:style-name="P38">Идентификатор: </text:p>
      <text:p text:style-name="P38"/>
      <table:table table:name="Таблица2" table:style-name="Таблица2">
        <table:table-column table:style-name="Таблица2.A" table:number-columns-repeated="17"/>
        <table:table-row>
          <table:table-cell table:style-name="Таблица2.A1" office:value-type="string">
            <text:p text:style-name="P16">28</text:p>
          </table:table-cell>
          <table:table-cell table:style-name="Таблица2.A1" office:value-type="string">
            <text:p text:style-name="P16">27</text:p>
          </table:table-cell>
          <table:table-cell table:style-name="Таблица2.A1" office:value-type="string">
            <text:p text:style-name="P16">26</text:p>
          </table:table-cell>
          <table:table-cell table:style-name="Таблица2.A1" office:value-type="string">
            <text:p text:style-name="P16">25</text:p>
          </table:table-cell>
          <table:table-cell table:style-name="Таблица2.A1" office:value-type="string">
            <text:p text:style-name="P16">24</text:p>
          </table:table-cell>
          <table:table-cell table:style-name="Таблица2.A1" office:value-type="string">
            <text:p text:style-name="P16">23</text:p>
          </table:table-cell>
          <table:table-cell table:style-name="Таблица2.A1" office:value-type="string">
            <text:p text:style-name="P16">22</text:p>
          </table:table-cell>
          <table:table-cell table:style-name="Таблица2.A1" office:value-type="string">
            <text:p text:style-name="P16">21</text:p>
          </table:table-cell>
          <table:table-cell table:style-name="Таблица2.A1" office:value-type="string">
            <text:p text:style-name="P16">20</text:p>
          </table:table-cell>
          <table:table-cell table:style-name="Таблица2.A1" office:value-type="string">
            <text:p text:style-name="P16">19</text:p>
          </table:table-cell>
          <table:table-cell table:style-name="Таблица2.A1" office:value-type="string">
            <text:p text:style-name="P16">18</text:p>
          </table:table-cell>
          <table:table-cell table:style-name="Таблица2.A1" office:value-type="string">
            <text:p text:style-name="P16">17</text:p>
          </table:table-cell>
          <table:table-cell table:style-name="Таблица2.A1" office:value-type="string">
            <text:p text:style-name="P16">16</text:p>
          </table:table-cell>
          <table:table-cell table:style-name="Таблица2.A1" office:value-type="string">
            <text:p text:style-name="P16">15</text:p>
          </table:table-cell>
          <table:table-cell table:style-name="Таблица2.A1" office:value-type="string">
            <text:p text:style-name="P16">14</text:p>
          </table:table-cell>
          <table:table-cell table:style-name="Таблица2.A1" office:value-type="string">
            <text:p text:style-name="P16">13</text:p>
          </table:table-cell>
          <table:table-cell table:style-name="Таблица2.Q1" office:value-type="string">
            <text:p text:style-name="P16">12</text:p>
          </table:table-cell>
        </table:table-row>
        <table:table-row>
          <table:table-cell table:style-name="Таблица2.A2" office:value-type="string">
            <text:p text:style-name="P17">ADJ</text:p>
          </table:table-cell>
          <table:table-cell table:style-name="Таблица2.A2" table:number-columns-spanned="6" office:value-type="string">
            <text:p text:style-name="P16">Message_ID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A2" office:value-type="string">
            <text:p text:style-name="P17">HOT</text:p>
          </table:table-cell>
          <table:table-cell table:style-name="Таблица2.A2" office:value-type="string">
            <text:p text:style-name="P17">S207</text:p>
          </table:table-cell>
          <table:table-cell table:style-name="Таблица2.J2" table:number-columns-spanned="8" office:value-type="string">
            <text:p text:style-name="P16">Device_ID <text:span text:style-name="T11">MSB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Таблица3" table:style-name="Таблица3">
        <table:table-column table:style-name="Таблица3.A" table:number-columns-repeated="11"/>
        <table:table-column table:style-name="Таблица3.L"/>
        <table:table-row>
          <table:table-cell table:style-name="Таблица3.A1" office:value-type="string">
            <text:p text:style-name="P16">11</text:p>
          </table:table-cell>
          <table:table-cell table:style-name="Таблица3.A1" office:value-type="string">
            <text:p text:style-name="P16">10</text:p>
          </table:table-cell>
          <table:table-cell table:style-name="Таблица3.A1" office:value-type="string">
            <text:p text:style-name="P16">9</text:p>
          </table:table-cell>
          <table:table-cell table:style-name="Таблица3.A1" office:value-type="string">
            <text:p text:style-name="P16">8</text:p>
          </table:table-cell>
          <table:table-cell table:style-name="Таблица3.A1" office:value-type="string">
            <text:p text:style-name="P16">7</text:p>
          </table:table-cell>
          <table:table-cell table:style-name="Таблица3.A1" office:value-type="string">
            <text:p text:style-name="P16">6</text:p>
          </table:table-cell>
          <table:table-cell table:style-name="Таблица3.A1" office:value-type="string">
            <text:p text:style-name="P16">5</text:p>
          </table:table-cell>
          <table:table-cell table:style-name="Таблица3.A1" office:value-type="string">
            <text:p text:style-name="P16">4</text:p>
          </table:table-cell>
          <table:table-cell table:style-name="Таблица3.A1" office:value-type="string">
            <text:p text:style-name="P16">3</text:p>
          </table:table-cell>
          <table:table-cell table:style-name="Таблица3.A1" office:value-type="string">
            <text:p text:style-name="P16">2</text:p>
          </table:table-cell>
          <table:table-cell table:style-name="Таблица3.A1" office:value-type="string">
            <text:p text:style-name="P16">1</text:p>
          </table:table-cell>
          <table:table-cell table:style-name="Таблица3.L1" office:value-type="string">
            <text:p text:style-name="P16">0</text:p>
          </table:table-cell>
        </table:table-row>
        <table:table-row>
          <table:table-cell table:style-name="Таблица3.A2" table:number-columns-spanned="12" office:value-type="string">
            <text:p text:style-name="P16"><text:span text:style-name="T11">Device</text:span>_ID <text:span text:style-name="T11">MSB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ext:p text:style-name="P40">0-19 биты : <text:tab/>Идентификатор контроллера (младшие 20 бит серийного номера)</text:p>
      <text:p text:style-name="P40">20 бит :<text:tab/>1: отправитель — S207, 0: отправитель — не S207</text:p>
      <text:p text:style-name="P40">21 бит:<text:tab/>1: Контур нагрева, 0: Контур охлаждения</text:p>
      <text:p text:style-name="P40">22-27 биты:<text:tab/>Идентификационный номер сообщения, соответствующий передаваемому <text:tab/><text:tab/><text:tab/>параметру</text:p>
      <text:p text:style-name="P40">28 бит:<text:tab/>1: Задаваемое значение параметра, 0: Текущее значение параметра.</text:p>
      <text:p text:style-name="P39"/>
      <text:p text:style-name="P42"/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28cm" fo:margin-bottom="1.10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22:12:05.621076349</meta:creation-date>
    <dc:date>2016-08-29T02:57:33.598757395</dc:date>
    <meta:editing-duration>PT6H52M33S</meta:editing-duration>
    <meta:editing-cycles>4</meta:editing-cycles>
    <meta:generator>LibreOffice/4.4.5.2$Linux_X86_64 LibreOffice_project/40m0$Build-2</meta:generator>
    <meta:document-statistic meta:table-count="3" meta:image-count="0" meta:object-count="0" meta:page-count="2" meta:paragraph-count="143" meta:word-count="295" meta:character-count="2118" meta:non-whitespace-character-count="1927"/>
  </office:meta>
</office:document-meta>
</file>